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13" style:family="paragraph" style:parent-style-name="Text_20_body">
      <style:text-properties fo:font-variant="normal" fo:text-transform="none" officeooo:rsid="00216212" officeooo:paragraph-rsid="00256d12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15" style:family="paragraph" style:parent-style-name="Titulo">
      <style:text-properties fo:font-variant="normal" fo:text-transform="none"/>
    </style:style>
    <style:style style:name="P16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rsid="00190700" officeooo:paragraph-rsid="00190700"/>
    </style:style>
    <style:style style:name="P19" style:family="paragraph" style:parent-style-name="Text_20_body">
      <style:text-properties officeooo:rsid="00190700" officeooo:paragraph-rsid="00208f8b"/>
    </style:style>
    <style:style style:name="P20" style:family="paragraph" style:parent-style-name="Text_20_body">
      <style:text-properties officeooo:rsid="00208f8b" officeooo:paragraph-rsid="00208f8b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3" style:family="paragraph" style:parent-style-name="Text_20_body">
      <style:paragraph-properties fo:margin-left="1.251cm" fo:margin-right="0cm" fo:text-indent="0.199cm" style:auto-text-indent="false"/>
      <style:text-properties officeooo:rsid="00223555" officeooo:paragraph-rsid="00223555"/>
    </style:style>
    <style:style style:name="P24" style:family="paragraph" style:parent-style-name="Text_20_body">
      <style:paragraph-properties fo:margin-left="1.251cm" fo:margin-right="0cm" fo:text-indent="0.199cm" style:auto-text-indent="false"/>
      <style:text-properties style:font-name="FreeMono" officeooo:rsid="00208f8b" officeooo:paragraph-rsid="00208f8b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dbe2c" style:font-size-asian="12pt" style:font-size-complex="12pt"/>
    </style:style>
    <style:style style:name="P28" style:family="paragraph" style:parent-style-name="Standard">
      <style:text-properties style:font-name="Calibri" fo:font-size="12pt" officeooo:paragraph-rsid="002dbe2c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dbe2c"/>
    </style:style>
    <style:style style:name="P31" style:family="paragraph" style:parent-style-name="Standard" style:master-page-name="First_20_Page">
      <style:paragraph-properties style:page-number="auto"/>
      <style:text-properties officeooo:paragraph-rsid="002dbe2c"/>
    </style:style>
    <style:style style:name="P32" style:family="paragraph" style:parent-style-name="Standard">
      <style:text-properties officeooo:paragraph-rsid="002dbe2c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dbe2c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dbe2c" style:text-blinking="false" fo:background-color="transparent" loext:padding="0cm" loext:border="none"/>
    </style:style>
    <style:style style:name="P3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dbe2c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bd6e8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dbe2c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dbe2c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officeooo:rsid="00190700"/>
    </style:style>
    <style:style style:name="T16" style:family="text">
      <style:text-properties officeooo:rsid="00208f8b"/>
    </style:style>
    <style:style style:name="T17" style:family="text">
      <style:text-properties officeooo:rsid="00273553"/>
    </style:style>
    <style:style style:name="T18" style:family="text">
      <style:text-properties officeooo:rsid="00285e9b"/>
    </style:style>
    <style:style style:name="T19" style:family="text">
      <style:text-properties officeooo:rsid="002a279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FreeMono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8"/>
          <text:p text:style-name="P8"><text:user-field-get text:name="Modulo">Computer Systems</text:user-field-get></text:p>
          <text:p text:style-name="P8">CFGS DAW</text:p>
        </draw:text-box>
      </draw:frame>
      <text:p text:style-name="P31"/>
      <text:p text:style-name="P32"/>
      <text:p text:style-name="P32"/>
      <text:p text:style-name="P32"/>
      <text:p text:style-name="P33"><text:span text:style-name="T8">Computer Systems – </text:span><text:span text:style-name="T9">Activities </text:span><text:span text:style-name="T10">2</text:span><text:span text:style-name="T11"><text:line-break/></text:span><text:span text:style-name="T12">UD </text:span><text:span text:style-name="T13">12</text:span><text:span text:style-name="T12">. </text:span><text:span text:style-name="T22"><text:user-field-get text:name="Tema">Scripting</text:user-field-get></text:span></text:p>
      <text:p text:style-name="P34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5">Sergio García / Alfredo Oltra</text:p>
      <text:p text:style-name="P2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30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6">20<text:span text:style-name="T24">22</text:span>/20<text:span text:style-name="T25">2</text:span><text:span text:style-name="T24">3</text:span></text:p>
      <text:p text:style-name="P27"><text:tab/><text:tab/><text:tab/><text:tab/><text:tab/><text:tab/><text:tab/><text:tab/><text:tab/><text:tab/>Versión:<text:date style:data-style-name="N104" text:date-value="2022-06-02T16:58:34.960639877">220602</text:date>.<text:time style:data-style-name="N105" text:time-value="2022-06-02T16:58:34.960891334">1658</text:time></text:p>
      <text:p text:style-name="P28"/>
      <text:p text:style-name="P28"/>
      <text:p text:style-name="P7"/>
      <text:p text:style-name="Standard"/>
      <text:p text:style-name="P25"/>
      <text:p text:style-name="P17">Licencia</text:p>
      <text:p text:style-name="Standard"/>
      <text:p text:style-name="P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4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6"/>
      <text:p text:style-name="Titulo">UD0<text:user-field-get text:name="NumeroTema">12</text:user-field-get>. <text:user-field-get text:name="Tema">Scripting</text:user-field-get></text:p>
      <text:p text:style-name="P15">Activities <text:span text:style-name="T16">(II)</text:span></text:p>
      <text:p text:style-name="P13">Use forums to ask questions or help your classmates :)</text:p>
      <text:h text:style-name="Heading_20_2" text:outline-level="2">Activity 1</text:h>
      <text:p text:style-name="P19">a) <text:span text:style-name="T16">Create an script that asks a number and checks if that number is prime or not. You can remember prime definition </text:span><text:a xlink:type="simple" xlink:href="https://en.wikipedia.org/wiki/Prime_number" text:style-name="Internet_20_link" text:visited-style-name="Visited_20_Internet_20_Link"><text:span text:style-name="T16">here</text:span></text:a><text:span text:style-name="T16">.</text:span></text:p>
      <text:p text:style-name="P19">b) Create an script that ask<text:span text:style-name="T16">s</text:span> <text:span text:style-name="T16">a number and calculates its </text:span><text:a xlink:type="simple" xlink:href="https://en.wikipedia.org/wiki/Factorial" text:style-name="Internet_20_link" text:visited-style-name="Visited_20_Internet_20_Link"><text:span text:style-name="T16">factorial</text:span></text:a><text:span text:style-name="T16"> </text:span></text:p>
      <text:p text:style-name="P18">c) Create <text:span text:style-name="T16">an script that shows the number of users currently logged in the system.</text:span></text:p>
      <text:p text:style-name="P23"><text:span text:style-name="T5">Tip</text:span>: <text:span text:style-name="T21">w</text:span> or <text:span text:style-name="T21">who</text:span> command and their parameters could be useful to do this script.</text:p>
      <text:p text:style-name="P20">d) Create an scripts that asks an username and shows its home directory. That information should be checked using <text:span text:style-name="T20">/etc/passwd</text:span> file.</text:p>
      <text:p text:style-name="P20">e) We have a file with two columns (name and country) separated by <text:span text:style-name="T20">:</text:span> like </text:p>
      <text:p text:style-name="P24">Pedro:Spain</text:p>
      <text:p text:style-name="P24">Juan:Spain</text:p>
      <text:p text:style-name="P24">Mark:Holland</text:p>
      <text:p text:style-name="P24">Vladimir:Russia</text:p>
      <text:p text:style-name="P24">Terry:USA</text:p>
      <text:p text:style-name="P20">We have to create a program that shows only country names. They should be shown <text:span text:style-name="T19">ordered</text:span> descendently by its country name.</text:p>
      <text:p text:style-name="P20">If a country appears more than one time, it should be shown only one time.</text:p>
      <text:p text:style-name="P23"><text:span text:style-name="T5">Tip</text:span>: <text:span text:style-name="T21">sort</text:span> command and their parameters could be useful to do this scrip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FreeMono" svg:font-family="FreeMono" style:font-family-generic="modern" style:font-pitch="fixed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bd6e8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5H1M27S</meta:editing-duration>
    <meta:editing-cycles>28</meta:editing-cycles>
    <meta:generator>LibreOffice/7.3.3.2$Linux_X86_64 LibreOffice_project/30$Build-2</meta:generator>
    <dc:title>Plantilla CEED</dc:title>
    <meta:initial-creator>Alfredo Oltra Orengo</meta:initial-creator>
    <dc:date>2022-06-02T16:58:34.711218207</dc:date>
    <meta:print-date>2017-04-16T08:07:47.448000000</meta:print-date>
    <meta:document-statistic meta:table-count="0" meta:image-count="2" meta:object-count="0" meta:page-count="3" meta:paragraph-count="37" meta:word-count="326" meta:character-count="2031" meta:non-whitespace-character-count="1716"/>
  </office:meta>
</office:document-meta>
</file>